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98.5pt"/>
    </style:style>
    <style:style style:name="co5" style:family="table-column">
      <style:table-column-properties fo:break-before="auto" style:column-width="262.4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270.91pt"/>
    </style:style>
    <style:style style:name="co8" style:family="table-column">
      <style:table-column-properties fo:break-before="auto" style:column-width="73.36pt"/>
    </style:style>
    <style:style style:name="co9" style:family="table-column">
      <style:table-column-properties fo:break-before="auto" style:column-width="45.04pt"/>
    </style:style>
    <style:style style:name="co10" style:family="table-column">
      <style:table-column-properties fo:break-before="auto" style:column-width="149.05pt"/>
    </style:style>
    <style:style style:name="co11" style:family="table-column">
      <style:table-column-properties fo:break-before="auto" style:column-width="306.85pt"/>
    </style:style>
    <style:style style:name="co12" style:family="table-column">
      <style:table-column-properties fo:break-before="auto" style:column-width="176.91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54.06pt"/>
    </style:style>
    <style:style style:name="co16" style:family="table-column">
      <style:table-column-properties fo:break-before="auto" style:column-width="216.31pt"/>
    </style:style>
    <style:style style:name="co17" style:family="table-column">
      <style:table-column-properties fo:break-before="auto" style:column-width="246.19pt"/>
    </style:style>
    <style:style style:name="co18" style:family="table-column">
      <style:table-column-properties fo:break-before="auto" style:column-width="117.81pt"/>
    </style:style>
    <style:style style:name="co19" style:family="table-column">
      <style:table-column-properties fo:break-before="auto" style:column-width="110.15pt"/>
    </style:style>
    <style:style style:name="co20" style:family="table-column">
      <style:table-column-properties fo:break-before="auto" style:column-width="128.04pt"/>
    </style:style>
    <style:style style:name="co21" style:family="table-column">
      <style:table-column-properties fo:break-before="auto" style:column-width="108.91pt"/>
    </style:style>
    <style:style style:name="co22" style:family="table-column">
      <style:table-column-properties fo:break-before="auto" style:column-width="107.66pt"/>
    </style:style>
    <style:style style:name="co23" style:family="table-column">
      <style:table-column-properties fo:break-before="auto" style:column-width="64.69pt"/>
    </style:style>
    <style:style style:name="co24" style:family="table-column">
      <style:table-column-properties fo:break-before="auto" style:column-width="153.41pt"/>
    </style:style>
    <style:style style:name="co25" style:family="table-column">
      <style:table-column-properties fo:break-before="auto" style:column-width="19.59pt"/>
    </style:style>
    <style:style style:name="co26" style:family="table-column">
      <style:table-column-properties fo:break-before="auto" style:column-width="133.9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53.66pt"/>
    </style:style>
    <style:style style:name="co29" style:family="table-column">
      <style:table-column-properties fo:break-before="auto" style:column-width="104.26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94.9pt"/>
    </style:style>
    <style:style style:name="co32" style:family="table-column">
      <style:table-column-properties fo:break-before="auto" style:column-width="64.26pt"/>
    </style:style>
    <style:style style:name="co33" style:family="table-column">
      <style:table-column-properties fo:break-before="auto" style:column-width="113.75pt"/>
    </style:style>
    <style:style style:name="co34" style:family="table-column">
      <style:table-column-properties fo:break-before="auto" style:column-width="179.74pt"/>
    </style:style>
    <style:style style:name="co35" style:family="table-column">
      <style:table-column-properties fo:break-before="auto" style:column-width="70.75pt"/>
    </style:style>
    <style:style style:name="co36" style:family="table-column">
      <style:table-column-properties fo:break-before="auto" style:column-width="115.65pt"/>
    </style:style>
    <style:style style:name="co37" style:family="table-column">
      <style:table-column-properties fo:break-before="auto" style:column-width="142.44pt"/>
    </style:style>
    <style:style style:name="co38" style:family="table-column">
      <style:table-column-properties fo:break-before="auto" style:column-width="86.06pt"/>
    </style:style>
    <style:style style:name="co39" style:family="table-column">
      <style:table-column-properties fo:break-before="auto" style:column-width="105.14pt"/>
    </style:style>
    <style:style style:name="co40" style:family="table-column">
      <style:table-column-properties fo:break-before="auto" style:column-width="108.06pt"/>
    </style:style>
    <style:style style:name="co41" style:family="table-column">
      <style:table-column-properties fo:break-before="auto" style:column-width="100.4pt"/>
    </style:style>
    <style:style style:name="co42" style:family="table-column">
      <style:table-column-properties fo:break-before="auto" style:column-width="84.1pt"/>
    </style:style>
    <style:style style:name="co43" style:family="table-column">
      <style:table-column-properties fo:break-before="auto" style:column-width="82.2pt"/>
    </style:style>
    <style:style style:name="co44" style:family="table-column">
      <style:table-column-properties fo:break-before="auto" style:column-width="40.14pt"/>
    </style:style>
    <style:style style:name="co45" style:family="table-column">
      <style:table-column-properties fo:break-before="auto" style:column-width="126.11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65.4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10.89pt"/>
    </style:style>
    <style:style style:name="co50" style:family="table-column">
      <style:table-column-properties fo:break-before="auto" style:column-width="76.45pt"/>
    </style:style>
    <style:style style:name="ro1" style:family="table-row">
      <style:table-row-properties style:row-height="35.35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6.6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28.06pt" fo:break-before="auto" style:use-optimal-row-height="false"/>
    </style:style>
    <style:style style:name="ro8" style:family="table-row">
      <style:table-row-properties style:row-height="36.6pt" fo:break-before="auto" style:use-optimal-row-height="false"/>
    </style:style>
    <style:style style:name="ro9" style:family="table-row">
      <style:table-row-properties style:row-height="30.9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4.06pt" fo:break-before="auto" style:use-optimal-row-height="true"/>
    </style:style>
    <style:style style:name="ro12" style:family="table-row">
      <style:table-row-properties style:row-height="14.14pt" fo:break-before="auto" style:use-optimal-row-height="true"/>
    </style:style>
    <style:style style:name="ro13" style:family="table-row">
      <style:table-row-properties style:row-height="52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5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4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8" style:family="table-cell" style:parent-style-name="Default">
      <style:table-cell-properties fo:background-color="#ed1c24" fo:wrap-option="wrap"/>
    </style:style>
    <style:style style:name="ce59" style:family="table-cell" style:parent-style-name="Default">
      <style:table-cell-properties fo:background-color="#72bf44" fo:wrap-option="wrap"/>
    </style:style>
    <style:style style:name="ce2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wrap-option="wrap"/>
    </style:style>
    <style:style style:name="ce42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4" style:family="table-cell" style:parent-style-name="Default" style:data-style-name="N84">
      <style:table-cell-properties fo:wrap-option="wrap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47" style:family="table-cell" style:parent-style-name="Default">
      <style:text-properties style:font-name="Arial1" fo:font-size="4.5pt" style:font-name-asian="Arial1" style:font-size-asian="4.5pt" style:font-name-complex="Arial1" style:font-size-complex="4.5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fo:language="en" fo:country="US" style:language-asian="en" style:country-asian="US" style:language-complex="en" style:country-complex="US"/>
    </style: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tex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8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4" table:default-cell-style-name="ce3"/>
        <table:table-column table:style-name="co27" table:number-columns-repeated="3" table:default-cell-style-name="ce3"/>
        <table:table-column table:style-name="co28" table:number-columns-repeated="2" table:default-cell-style-name="ce3"/>
        <table:table-column table:style-name="co27" table:number-columns-repeated="985" table:default-cell-style-name="ce3"/>
        <table:table-column table:style-name="co27" table:number-columns-repeated="4" table:default-cell-style-name="ce53"/>
        <table:table-row table:style-name="ro1">
          <table:table-cell table:style-name="ce5" office:value-type="string" calcext:value-type="string">
            <text:p>Sequence number</text:p>
          </table:table-cell>
          <table:table-cell table:style-name="ce5" office:value-type="string" calcext:value-type="string">
            <text:p>Downloaded</text:p>
          </table:table-cell>
          <table:table-cell table:style-name="ce5" office:value-type="string" calcext:value-type="string">
            <text:p>PD reference</text:p>
          </table:table-cell>
          <table:table-cell table:style-name="ce5" office:value-type="string" calcext:value-type="string">
            <text:p>Case reference</text:p>
          </table:table-cell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Pub. type</text:p>
          </table:table-cell>
          <table:table-cell table:style-name="ce14" office:value-type="string" calcext:value-type="string">
            <text:p>Include</text:p>
          </table:table-cell>
          <table:table-cell table:style-name="ce5" office:value-type="string" calcext:value-type="string">
            <text:p>Include (Ville)</text:p>
          </table:table-cell>
          <table:table-cell table:style-name="ce29" office:value-type="string" calcext:value-type="string">
            <text:p>Include (Maria)</text:p>
          </table:table-cell>
          <table:table-cell table:style-name="ce34" office:value-type="string" calcext:value-type="string">
            <text:p>Resolution</text:p>
          </table:table-cell>
          <table:table-cell table:style-name="ce34" office:value-type="string" calcext:value-type="string">
            <text:p>Reason (Maria)</text:p>
          </table:table-cell>
          <table:table-cell table:style-name="ce5" office:value-type="string" calcext:value-type="string">
            <text:p>Reason</text:p>
          </table:table-cell>
          <table:table-cell table:style-name="ce5" office:value-type="string" calcext:value-type="string">
            <text:p>Agile sw dev</text:p>
          </table:table-cell>
          <table:table-cell table:style-name="ce5" office:value-type="string" calcext:value-type="string">
            <text:p>Study type</text:p>
          </table:table-cell>
          <table:table-cell table:style-name="ce5" office:value-type="string" calcext:value-type="string">
            <text:p>Has method</text:p>
          </table:table-cell>
          <table:table-cell table:style-name="ce5" office:value-type="string" calcext:value-type="string">
            <text:p>Transformation</text:p>
          </table:table-cell>
          <table:table-cell table:style-name="ce5" office:value-type="string" calcext:value-type="string">
            <text:p>Large scale</text:p>
          </table:table-cell>
          <table:table-cell table:style-name="ce5" office:value-type="string" calcext:value-type="string">
            <text:p>Time of transformation</text:p>
          </table:table-cell>
          <table:table-cell table:style-name="ce42" office:value-type="string" calcext:value-type="string">
            <text:p>Transformation started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Business area</text:p>
          </table:table-cell>
          <table:table-cell table:style-name="ce5" office:value-type="string" calcext:value-type="string">
            <text:p>Initial state</text:p>
          </table:table-cell>
          <table:table-cell table:style-name="ce5" office:value-type="string" calcext:value-type="string">
            <text:p>Agile methods</text:p>
          </table:table-cell>
          <table:table-cell table:style-name="ce14" office:value-type="string" calcext:value-type="string">
            <text:p>Informativeness 1-5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Transformation description type</text:p>
          </table:table-cell>
          <table:table-cell table:style-name="ce5" office:value-type="string" calcext:value-type="string">
            <text:p>Transformation mode</text:p>
          </table:table-cell>
          <table:table-cell table:style-name="ce5" office:value-type="string" calcext:value-type="string">
            <text:p>Software organization size</text:p>
          </table:table-cell>
          <table:table-cell table:style-name="ce5" table:number-columns-repeated="2"/>
          <table:table-cell table:style-name="ce14" office:value-type="string" calcext:value-type="string">
            <text:p>Quotes</text:p>
          </table:table-cell>
          <table:table-cell table:style-name="ce5" office:value-type="string" calcext:value-type="string">
            <text:p>Unique codes</text:p>
          </table:table-cell>
          <table:table-cell table:style-name="ce5" table:number-columns-repeated="985"/>
          <table:table-cell table:number-columns-repeated="4"/>
        </table:table-row>
        <table:table-row table:style-name="ro2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Eklund U, Holmström Olsson H, Jørgen Strøm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Industrial Challenges of Scaling Agile in Mass-Produced Embedded Systems</text:p>
          </table:table-cell>
          <table:table-cell table:style-name="Default"/>
          <table:table-cell table:style-name="ce53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Manufacturing but also software development discussed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table:number-columns-repeated="4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Roman G., Marczak S., Dutra A., Prikladnicki R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n the Agile Transformation in a Large-Complex Globally Distributed Company: Why Boarding this Journey, Steps Taken, and Main Foreseen Concern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Narrative description through interviews</text:p>
          </table:table-cell>
          <table:table-cell table:style-name="ce53" office:value-type="string" calcext:value-type="string">
            <text:p>5 locations, no exact amounts given but continuously referred to as ”large organization”. Off-shoring</text:p>
          </table:table-cell>
          <table:table-cell table:style-name="ce62" office:value-type="string" calcext:value-type="string">
            <text:p>2015 -</text:p>
          </table:table-cell>
          <table:table-cell table:style-name="ce64" office:value-type="date" office:date-value="2014-12-01" calcext:value-type="date">
            <text:p>2014-12-01</text:p>
          </table:table-cell>
          <table:table-cell table:style-name="ce53" office:value-type="string" calcext:value-type="string">
            <text:p>Anonymous, HQ in US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CMMI level 3</text:p>
          </table:table-cell>
          <table:table-cell table:style-name="ce53" office:value-type="string" calcext:value-type="string">
            <text:p>Scrum, kanban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string" calcext:value-type="string">
            <text:p>Narrative, lots of quotes from interviews with managers of different location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989"/>
          <table:table-cell table:number-columns-repeated="4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ortman K., Duncan B., Melin E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gile Methodology for Spacecraft Ground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introduced agile to some parts of development, uses traditional methods as wel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Nafchi M. Z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transition and adoption human-related challenges and issues: Grounded theory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 etc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erger C., Eklund U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Expectations and Challenges from Scaling Agile in Mechatronics-Driven Companies – A Comparative Case Stud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rticle was about scaling agile to non-software team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Tripp J. F., Armstrong D.J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Exploring the Relationship Between Organizational Adoption Motives and the Tailoring of Agile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, analyses motives behind adoption and the adopted methods chose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uka D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doption of Agile Methodology in Software Development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office:value-type="string" calcext:value-type="string">
            <text:p>Described through management point of view</text:p>
          </table:table-cell>
          <table:table-cell table:style-name="ce53" office:value-type="string" calcext:value-type="string">
            <text:p>”Organization wide transformation” at Ericsson, is a large company, reasonable to believe it’s at least 50 people or 6 team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ricss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Waterfall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string" calcext:value-type="string">
            <text:p>1 (quite brief)</text:p>
          </table:table-cell>
          <table:table-cell table:style-name="ce53" table:number-columns-repeated="2"/>
          <table:table-cell table:style-name="ce53" office:value-type="string" calcext:value-type="string">
            <text:p>Narrative, but quite briefly and only management point of view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style-name="ce4" table:number-columns-repeated="982"/>
          <table:table-cell table:number-columns-repeated="4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Ozkaya I., Gagliardi M., Nord R.L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rchitecting for Large Scale Agile Software Development: A Risk-Driven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indication of organization size. Focus wasn’t really on software development process but on project management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table:number-columns-repeated="2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ovelja T., Mahnic V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Introducing agile software development: lessons learned from the first scrum project in a Slovenian compan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qudah M., Razali R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Review of Scaling Agile Methods in Large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Compares different methods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ashqur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Towards A Broader Adoption of Agile Software Development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analyzes methods and suggests improvements to them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bb J., Hoda R., Nørbjerg J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Barriers to Learning in Agil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actual experience reports, analyzes two previous studi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An Exploratory Study on Managing Agile Transition and Adoption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ower K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Sensemaking and Complexity in Large-Scale Lean-Agile ransformation: A Case Study from Cisco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&gt; 5000 people, several location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Cisco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Not speficied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string" calcext:value-type="string">
            <text:p>Not very focused on the software development process transformation, but more on the cultural side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table:number-columns-repeated="7"/>
          <table:table-cell table:number-columns-repeated="986"/>
        </table:table-row>
        <table:table-row table:style-name="ro6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ells H., Dalcher D., Smyth H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The adoption of agile management practices in a traditional project environment: <text:s/>An IT/IS Case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”Large” organization, no concrete sizes reported.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um, XP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string" calcext:value-type="string">
            <text:p>Decent narrative with quotes from participa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ss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rtefacts and Agile Method Tailoring in Large-Scale Offshore Software Development Programme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nalysis of interviews, not a direct experience report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yed H., Vanderose B., Habra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Supported Approach for Agile Methods Adaptation: An Adoption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Transformation process is discussed</text:p>
          </table:table-cell>
          <table:table-cell table:style-name="ce53" office:value-type="string" calcext:value-type="string">
            <text:p>84 people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string" calcext:value-type="string">
            <text:p>Transformation described quite carefully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84" calcext:value-type="float">
            <text:p>84</text:p>
          </table:table-cell>
          <table:table-cell table:style-name="ce53" table:number-columns-repeated="7"/>
          <table:table-cell table:number-columns-repeated="986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 </text:p>
            <text:p>Towards Comprehensive and Disciplined Change Management Strategy in Agile Transformation Proces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, only discussio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8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ui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ean Change: Enabling Agile Transformation through Lean Startup, Kanban, and Kotter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Vague description of multiple transformations, no reported org. Size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Multiple transformations covered in comparison</text:p>
          </table:table-cell>
          <table:table-cell table:style-name="ce53"/>
          <table:table-cell table:style-name="ce62"/>
          <table:table-cell table:style-name="ce53" table:number-columns-repeated="3"/>
          <table:table-cell table:style-name="ce53" office:value-type="string" calcext:value-type="string">
            <text:p>Waterfall</text:p>
          </table:table-cell>
          <table:table-cell table:style-name="ce53" table:number-columns-repeated="14"/>
          <table:table-cell table:number-columns-repeated="986"/>
        </table:table-row>
        <table:table-row table:style-name="ro9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arizi R. M., Gandomani T.J., Nafchi M. Z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Hidden Facilitators of Agile Transition: Agile Coaches and Agile Champion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Grounded theory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Stojanov I., Turetken O., Trienekes J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A Maturity Model for Scaling Agile Development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150 scrum teams</text:p>
          </table:table-cell>
          <table:table-cell table:style-name="ce62"/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arge corporation, HQ in Europe</text:p>
          </table:table-cell>
          <table:table-cell table:style-name="ce53" office:value-type="string" calcext:value-type="string">
            <text:p>Unknown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string" calcext:value-type="string">
            <text:p>Rather brief description of the transformation.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At least several hundred developers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e Sousa T., Venson E., Figeiredo R., Kosloski R., Riberio Júnior L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Using Scrum in Outsourced Government Projects: An Action Research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Action research</text:p>
          </table:table-cell>
          <table:table-cell table:style-name="ce53" table:number-columns-repeated="2"/>
          <table:table-cell table:style-name="ce53" office:value-type="string" calcext:value-type="string">
            <text:p>~20 people</text:p>
          </table:table-cell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Lúpez-Martinez J., Júarez-Ramírez R., Huertas C., Jimenéz2 S., Guerra-García C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Problems in the Adoption of Agile-Scrum Methodologies: A Systematic Literature </text:p>
            <text:p>Review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Mishra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Methods Adoption in Larg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full paper, just abstract, probably speech from conference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Kim S., Lee H., Kwon Y., Yu M., Jo H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ur Journey to becoming Agile Experiences with agile transformation in Samsung Electronics 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described for two different organizations, small and large. Only large is relevant for this</text:p>
          </table:table-cell>
          <table:table-cell table:style-name="ce53" office:value-type="string" calcext:value-type="string">
            <text:p>100 people</text:p>
          </table:table-cell>
          <table:table-cell table:style-name="ce62"/>
          <table:table-cell table:style-name="ce53"/>
          <table:table-cell table:style-name="ce53" office:value-type="string" calcext:value-type="string">
            <text:p>Samsung</text:p>
          </table:table-cell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string" calcext:value-type="string">
            <text:p>Brief narrative, focus on challenges and improvement poi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war K., Sameem M., Hafeez Y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Model for Applying Agile Practices in Distributed Environment: A Case of Local Software Industr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 table:number-columns-repeated="4"/>
          <table:table-cell table:style-name="ce53" office:value-type="string" calcext:value-type="string">
            <text:p>Anwar A., Kamel A., Ahmed E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Adoption Case Study, Pains, Challenges &amp; Benefit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process described in detail</text:p>
          </table:table-cell>
          <table:table-cell table:style-name="ce53" office:value-type="string" calcext:value-type="string">
            <text:p>50 engineer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gyptian software company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string" calcext:value-type="string">
            <text:p>Narrative description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3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1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4">
          <table:table-cell table:style-name="ce53" table:number-columns-repeated="19"/>
          <table:table-cell table:style-name="ce62"/>
          <table:table-cell table:style-name="ce53" table:number-columns-repeated="9"/>
          <table:table-cell office:value-type="string" calcext:value-type="string">
            <text:p>Can not tell. Discussion regards only PO roles 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1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6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8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1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0" table:number-rows-repeated="104838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346.11pt" svg:height="154.06pt" svg:x="385.29pt" svg:y="139.69pt">
            <loext:p draw:notify-on-update-of-ranges="Analysis.B13:Analysis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4pt" svg:height="154.06pt" svg:x="758.07pt" svg:y="139.69pt">
            <loext:p draw:notify-on-update-of-ranges="Analysis.C13:Analysis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1.57pt" svg:height="166.85pt" svg:x="568.66pt" svg:y="813.77pt">
            <loext:p draw:notify-on-update-of-ranges="Analysis.J47:Analysis.J59 Analysis.K46:Analysis.K46 Analysis.K47:Analysis.K59 Analysis.L46:Analysis.L46 Analysis.L47:Analysis.L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99pt" svg:height="154.06pt" svg:x="567.81pt" svg:y="1359.04pt">
            <loext:p draw:notify-on-update-of-ranges="Analysis.H104:Analysis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1" table:default-cell-style-name="Default"/>
        <table:table-row table:style-name="ro11" table:number-rows-repeated="2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Marking</text:p>
          </table:table-cell>
          <table:table-cell table:style-name="ce44" office:value-type="string" calcext:value-type="string">
            <text:p>Number of articles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table:formula="of:=COUNTIF([Fulltext.I2:.I200];&quot;=X&quot;)" office:value-type="float" office:value="0" calcext:value-type="float">
            <text:p>0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?</text:p>
          </table:table-cell>
          <table:table-cell table:formula="of:=COUNTIF([Fulltext.I2:.I200];&quot;=?&quot;)" office:value-type="float" office:value="0" calcext:value-type="float">
            <text:p>0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formula="of:=COUNTIF([Fulltext.I2:.I200];&quot;=-&quot;)" office:value-type="float" office:value="0" calcext:value-type="float">
            <text:p>0</text:p>
          </table:table-cell>
          <table:table-cell table:number-columns-repeated="22"/>
        </table:table-row>
        <table:table-row table:style-name="ro11" table:number-rows-repeated="4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Organization sizes</text:p>
          </table:table-cell>
          <table:table-cell table:number-columns-repeated="23"/>
        </table:table-row>
        <table:table-row table:style-name="ro11"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Teams</text:p>
          </table:table-cell>
          <table:table-cell table:style-name="ce46" office:value-type="string" calcext:value-type="string">
            <text:p>Unknown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S02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8 / Y2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9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S12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6" office:value-type="string" calcext:value-type="string">
            <text:p>S16 / E1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style-name="ce46" office:value-type="string" calcext:value-type="string">
            <text:p>S18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6" office:value-type="string" calcext:value-type="string">
            <text:p>S31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S37</text:p>
          </table:table-cell>
          <table:table-cell table:number-columns-repeated="21"/>
        </table:table-row>
        <table:table-row table:style-name="ro11">
          <table:table-cell/>
          <table:table-cell office:value-type="float" office:value="150" calcext:value-type="float">
            <text:p>15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14000" calcext:value-type="float">
            <text:p>14000</text:p>
          </table:table-cell>
          <table:table-cell table:number-columns-repeated="23"/>
        </table:table-row>
        <table:table-row table:style-name="ro11">
          <table:table-cell/>
          <table:table-cell office:value-type="float" office:value="18000" calcext:value-type="float">
            <text:p>18000</text:p>
          </table:table-cell>
          <table:table-cell table:number-columns-repeated="23"/>
        </table:table-row>
        <table:table-row table:style-name="ro11" table:number-rows-repeated="4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Time of transformation</text:p>
          </table:table-cell>
          <table:table-cell table:number-columns-repeated="23"/>
        </table:table-row>
        <table:table-row table:style-name="ro11">
          <table:table-cell/>
          <table:table-cell office:value-type="string" calcext:value-type="string">
            <text:p>Publication year</text:p>
          </table:table-cell>
          <table:table-cell table:number-columns-repeated="2"/>
          <table:table-cell office:value-type="string" calcext:value-type="string">
            <text:p>Transformation started</text:p>
          </table:table-cell>
          <table:table-cell table:number-columns-repeated="2"/>
          <table:table-cell office:value-type="string" calcext:value-type="string">
            <text:p>Time not mentione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Transformations started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0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48" table:formula="of:=COUNTIF([.C$47:.C$100];[.J47])" office:value-type="float" office:value="0" calcext:value-type="float">
            <text:p>0</text:p>
          </table:table-cell>
          <table:table-cell table:style-name="ce48" table:formula="of:=COUNTIF([.F$47:.F$80];[.J47])" office:value-type="float" office:value="1" calcext:value-type="float">
            <text:p>1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1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48" table:formula="of:=COUNTIF([.C$47:.C$100];[.J48])" office:value-type="float" office:value="0" calcext:value-type="float">
            <text:p>0</text:p>
          </table:table-cell>
          <table:table-cell table:style-name="ce48" table:formula="of:=COUNTIF([.F$47:.F$80];[.J48])" office:value-type="float" office:value="1" calcext:value-type="float">
            <text:p>1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25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48" table:formula="of:=COUNTIF([.C$47:.C$100];[.J49])" office:value-type="float" office:value="1" calcext:value-type="float">
            <text:p>1</text:p>
          </table:table-cell>
          <table:table-cell table:style-name="ce48" table:formula="of:=COUNTIF([.F$47:.F$80];[.J49])" office:value-type="float" office:value="2" calcext:value-type="float">
            <text:p>2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4 / BMC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26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48" table:formula="of:=COUNTIF([.C$47:.C$100];[.J50])" office:value-type="float" office:value="0" calcext:value-type="float">
            <text:p>0</text:p>
          </table:table-cell>
          <table:table-cell table:style-name="ce48" table:formula="of:=COUNTIF([.F$47:.F$80];[.J50])" office:value-type="float" office:value="6" calcext:value-type="float">
            <text:p>6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05 / Y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29 (T1)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48" table:formula="of:=COUNTIF([.C$47:.C$100];[.J51])" office:value-type="float" office:value="2" calcext:value-type="float">
            <text:p>2</text:p>
          </table:table-cell>
          <table:table-cell table:style-name="ce48" table:formula="of:=COUNTIF([.F$47:.F$80];[.J51])" office:value-type="float" office:value="4" calcext:value-type="float">
            <text:p>4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6 / NSN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0 (T2)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48" table:formula="of:=COUNTIF([.C$47:.C$100];[.J52])" office:value-type="float" office:value="2" calcext:value-type="float">
            <text:p>2</text:p>
          </table:table-cell>
          <table:table-cell table:style-name="ce48" table:formula="of:=COUNTIF([.F$47:.F$80];[.J52])" office:value-type="float" office:value="7" calcext:value-type="float">
            <text:p>7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8 / Y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48" table:formula="of:=COUNTIF([.C$47:.C$100];[.J53])" office:value-type="float" office:value="9" calcext:value-type="float">
            <text:p>9</text:p>
          </table:table-cell>
          <table:table-cell table:style-name="ce48" table:formula="of:=COUNTIF([.F$47:.F$80];[.J53])" office:value-type="float" office:value="6" calcext:value-type="float">
            <text:p>6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38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48" table:formula="of:=COUNTIF([.C$47:.C$100];[.J54])" office:value-type="float" office:value="13" calcext:value-type="float">
            <text:p>13</text:p>
          </table:table-cell>
          <table:table-cell table:style-name="ce48" table:formula="of:=COUNTIF([.F$47:.F$80];[.J54])" office:value-type="float" office:value="1" calcext:value-type="float">
            <text:p>1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11 / SF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style-name="ce48" table:formula="of:=COUNTIF([.C$47:.C$100];[.J55])" office:value-type="float" office:value="7" calcext:value-type="float">
            <text:p>7</text:p>
          </table:table-cell>
          <table:table-cell table:style-name="ce48" table:formula="of:=COUNTIF([.F$47:.F$80];[.J55])" office:value-type="float" office:value="3" calcext:value-type="float">
            <text:p>3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48" table:formula="of:=COUNTIF([.C$47:.C$100];[.J56])" office:value-type="float" office:value="2" calcext:value-type="float">
            <text:p>2</text:p>
          </table:table-cell>
          <table:table-cell table:style-name="ce48" table:formula="of:=COUNTIF([.F$47:.F$80];[.J56])" office:value-type="float" office:value="3" calcext:value-type="float">
            <text:p>3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3 / E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style-name="ce48" table:formula="of:=COUNTIF([.C$47:.C$100];[.J57])" office:value-type="float" office:value="10" calcext:value-type="float">
            <text:p>10</text:p>
          </table:table-cell>
          <table:table-cell table:style-name="ce48" table:formula="of:=COUNTIF([.F$47:.F$80];[.J57])" office:value-type="float" office:value="0" calcext:value-type="float">
            <text:p>0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style-name="ce48" table:formula="of:=COUNTIF([.C$47:.C$100];[.J58])" office:value-type="float" office:value="6" calcext:value-type="float">
            <text:p>6</text:p>
          </table:table-cell>
          <table:table-cell table:style-name="ce48" table:formula="of:=COUNTIF([.F$47:.F$80];[.J58])" office:value-type="float" office:value="0" calcext:value-type="float">
            <text:p>0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5 / UAE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48" table:formula="of:=COUNTIF([.C$47:.C$100];[.J59])" office:value-type="float" office:value="2" calcext:value-type="float">
            <text:p>2</text:p>
          </table:table-cell>
          <table:table-cell table:style-name="ce48" table:formula="of:=COUNTIF([.F$47:.F$80];[.J59])" office:value-type="float" office:value="0" calcext:value-type="float">
            <text:p>0</text:p>
          </table:table-cell>
          <table:table-cell table:number-columns-repeated="13"/>
        </table:table-row>
        <table:table-row table:style-name="ro11">
          <table:table-cell/>
          <table:table-cell office:value-type="string" calcext:value-type="string">
            <text:p>S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6 / E1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7 / BT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8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9 / NSN2</text:p>
          </table:table-cell>
          <table:table-cell office:value-type="float" office:value="2010" calcext:value-type="float">
            <text:p>2010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21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2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3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24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27</text:p>
          </table:table-cell>
          <table:table-cell office:value-type="float" office:value="2001" calcext:value-type="float">
            <text:p>2001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28 / G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32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33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4</text:p>
          </table:table-cell>
          <table:table-cell office:value-type="float" office:value="2003" calcext:value-type="float">
            <text:p>2003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5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36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37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39</text:p>
          </table:table-cell>
          <table:table-cell office:value-type="float" office:value="2002" calcext:value-type="float">
            <text:p>2002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0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41 (C1)</text:p>
          </table:table-cell>
          <table:table-cell office:value-type="float" office:value="2008" calcext:value-type="float">
            <text:p>2008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2 (C2)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1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5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6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9 (T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0 (T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1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8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1" table:number-rows-repeated="2">
          <table:table-cell table:number-columns-repeated="25"/>
        </table:table-row>
        <table:table-row table:style-name="ro11">
          <table:table-cell table:number-columns-repeated="2"/>
          <table:table-cell office:value-type="string" calcext:value-type="string">
            <text:p>Pub. Year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Years after</text:p>
          </table:table-cell>
          <table:table-cell office:value-type="string" calcext:value-type="string">
            <text:p>Count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04]-[.D10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table:formula="of:=COUNTIF([.E$104:.E$149];[.G104])" office:value-type="float" office:value="10" calcext:value-type="float">
            <text:p>10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05]-[.D10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 table:formula="of:=COUNTIF([.E$104:.E$149];[.G105])" office:value-type="float" office:value="15" calcext:value-type="float">
            <text:p>15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formula="of:=[.C106]-[.D10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8" table:formula="of:=COUNTIF([.E$104:.E$149];[.G106])" office:value-type="float" office:value="10" calcext:value-type="float">
            <text:p>10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table:formula="of:=[.C107]-[.D107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8" table:formula="of:=COUNTIF([.E$104:.E$149];[.G107])" office:value-type="float" office:value="7" calcext:value-type="float">
            <text:p>7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08]-[.D108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formula="of:=COUNTIF([.E$104:.E$149];[.G108])" office:value-type="float" office:value="2" calcext:value-type="float">
            <text:p>2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09]-[.D109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8" table:formula="of:=COUNTIF([.E$104:.E$149];[.G109])" office:value-type="float" office:value="1" calcext:value-type="float">
            <text:p>1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10]-[.D110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8" table:formula="of:=COUNTIF([.E$104:.E$149];[.G110])" office:value-type="float" office:value="0" calcext:value-type="float">
            <text:p>0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formula="of:=[.C111]-[.D111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8" table:formula="of:=COUNTIF([.E$104:.E$149];[.G111])" office:value-type="float" office:value="1" calcext:value-type="float">
            <text:p>1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C112]-[.D112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8" table:formula="of:=COUNTIF([.E$104:.E$149];[.G112])" office:value-type="float" office:value="0" calcext:value-type="float">
            <text:p>0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formula="of:=[.C113]-[.D113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formula="of:=COUNTIF([.E$104:.E$149];[.G113])" office:value-type="float" office:value="0" calcext:value-type="float">
            <text:p>0</text:p>
          </table:table-cell>
          <table:table-cell table:number-columns-repeated="17"/>
        </table:table-row>
        <table:table-row table:style-name="ro11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4]-[.D114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15]-[.D115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6]-[.D116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7]-[.D117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8]-[.D118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9]-[.D119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20]-[.D120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1]-[.D121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2]-[.D122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formula="of:=[.C123]-[.D123]" office:value-type="float" office:value="6" calcext:value-type="float">
            <text:p>6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24]-[.D124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25]-[.D125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26]-[.D126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table:formula="of:=[.C127]-[.D127]" office:value-type="float" office:value="4" calcext:value-type="float">
            <text:p>4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28]-[.D128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29]-[.D129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0]-[.D130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31]-[.D131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32]-[.D132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33]-[.D133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34]-[.D134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table:formula="of:=[.C135]-[.D135]" office:value-type="float" office:value="4" calcext:value-type="float">
            <text:p>4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6]-[.D136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  <table:table-cell table:formula="of:=[.C137]-[.D137]" office:value-type="float" office:value="4" calcext:value-type="float">
            <text:p>4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table:formula="of:=[.C138]-[.D138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39]-[.D139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formula="of:=[.C140]-[.D140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41]-[.D141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table:formula="of:=[.C142]-[.D142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table:formula="of:=[.C143]-[.D143]" office:value-type="float" office:value="5" calcext:value-type="float">
            <text:p>5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44]-[.D144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45]-[.D145]" office:value-type="float" office:value="3" calcext:value-type="float">
            <text:p>3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formula="of:=[.C146]-[.D146]" office:value-type="float" office:value="1" calcext:value-type="float">
            <text:p>1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47]-[.D147]" office:value-type="float" office:value="2" calcext:value-type="float">
            <text:p>2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C148]-[.D148]" office:value-type="float" office:value="4" calcext:value-type="float">
            <text:p>4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table:formula="of:=[.C149]-[.D149]" office:value-type="float" office:value="8" calcext:value-type="float">
            <text:p>8</text:p>
          </table:table-cell>
          <table:table-cell table:number-columns-repeated="20"/>
        </table:table-row>
        <table:table-row table:style-name="ro11" table:number-rows-repeated="3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Agile methods</text:p>
          </table:table-cell>
          <table:table-cell table:number-columns-repeated="23"/>
        </table:table-row>
        <table:table-row table:style-name="ro11">
          <table:table-cell/>
          <table:table-cell office:value-type="string" calcext:value-type="string">
            <text:p>Agile methods per case</text:p>
          </table:table-cell>
          <table: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Kanban, Lean</text:p>
          </table:table-cell>
          <table:table-cell/>
          <table:table-cell office:value-type="string" calcext:value-type="string">
            <text:p>Scrum, Rapid Application Development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Scru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UP, XP. Own delivery method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X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Unified Process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Scrum, X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, Lean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XP, Lean, ADM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Scrum, Lea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crum, XP, Lean, ADM</text:p>
          </table:table-cell>
          <table:table-cell/>
          <table:table-cell office:value-type="string" calcext:value-type="string">
            <text:p>Scrum, XP, Lean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rum, XP, Lean, ADM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 specified</text:p>
          </table:table-cell>
          <table:table-cell table:number-columns-repeated="14"/>
        </table:table-row>
        <table:table-row table:style-name="ro11" table:number-rows-repeated="4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Initial state</text:p>
          </table:table-cell>
          <table:table-cell table:number-columns-repeated="23"/>
        </table:table-row>
        <table:table-row table:style-name="ro11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, dispersed</text:p>
          </table:table-cell>
          <table:table-cell table:number-columns-repeated="3"/>
          <table:table-cell office:value-type="string" calcext:value-type="string">
            <text:p>S0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l, dispersed</text:p>
          </table:table-cell>
          <table:table-cell table:number-columns-repeated="4"/>
          <table:table-cell office:value-type="string" calcext:value-type="string">
            <text:p>S16 / E1</text:p>
          </table:table-cell>
          <table:table-cell office:value-type="string" calcext:value-type="string">
            <text:p>Traditional, silo-based</text:p>
          </table:table-cell>
          <table:table-cell table:number-columns-repeated="3"/>
          <table:table-cell office:value-type="string" calcext:value-type="string">
            <text:p>S06 / NSN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Waterfall (named PDP), with gates. Also “city-states”.</text:p>
          </table:table-cell>
          <table:table-cell table:number-columns-repeated="4"/>
          <table:table-cell office:value-type="string" calcext:value-type="string">
            <text:p>S27</text:p>
          </table:table-cell>
          <table:table-cell office:value-type="string" calcext:value-type="string">
            <text:p>Traditional, phase-based approach</text:p>
          </table:table-cell>
          <table:table-cell table:number-columns-repeated="3"/>
          <table:table-cell office:value-type="string" calcext:value-type="string">
            <text:p>S0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Enforced top-down, heavy-weight, BDUF, 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3"/>
          <table:table-cell office:value-type="string" calcext:value-type="string">
            <text:p>S13 / E2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0</text:p>
          </table:table-cell>
          <table:table-cell office:value-type="string" calcext:value-type="string">
            <text:p>Traditional project management</text:p>
          </table:table-cell>
          <table:table-cell table:number-columns-repeated="3"/>
          <table:table-cell office:value-type="string" calcext:value-type="string">
            <text:p>S24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Heavy and plan driven, waterfall</text:p>
          </table:table-cell>
          <table:table-cell/>
          <table:table-cell table:style-name="ce47"/>
          <table:table-cell table:number-columns-repeated="7"/>
          <table:table-cell office:value-type="string" calcext:value-type="string">
            <text:p>S25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Loose waterfall-based process</text:p>
          </table:table-cell>
          <table:table-cell table:number-columns-repeated="9"/>
          <table:table-cell office:value-type="string" calcext:value-type="string">
            <text:p>S33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4"/>
          <table:table-cell office:value-type="string" calcext:value-type="string">
            <text:p>S12</text:p>
          </table:table-cell>
          <table:table-cell office:value-type="string" calcext:value-type="string">
            <text:p>CMMI, Macroscope, gate-based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18</text:p>
          </table:table-cell>
          <table:table-cell office:value-type="string" calcext:value-type="string">
            <text:p>CMMI level 3</text:p>
          </table:table-cell>
          <table:table-cell table:number-columns-repeated="3"/>
          <table:table-cell office:value-type="string" calcext:value-type="string">
            <text:p>S41 (C1)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Old fashioned process-driven; Waterfall</text:p>
          </table:table-cell>
          <table:table-cell table:number-columns-repeated="4"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lan-driven, waterfall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Waterfall, some Scrum on team leve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Waterfall and PMI methodologies</text:p>
          </table:table-cell>
          <table:table-cell table:number-columns-repeated="4"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2</text:p>
          </table:table-cell>
          <table:table-cell office:value-type="string" calcext:value-type="string">
            <text:p>Small autonomic teams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4"/>
          <table:table-cell office:value-type="string" calcext:value-type="string">
            <text:p>S23</text:p>
          </table:table-cell>
          <table:table-cell office:value-type="string" calcext:value-type="string">
            <text:p>Expanding organization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Waterfall-like process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Waterfall, command-and-contro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22"/>
        </table:table-row>
        <table:table-row table:style-name="ro11" table:number-rows-repeated="3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Business areas</text:p>
          </table:table-cell>
          <table:table-cell table:number-columns-repeated="23"/>
        </table:table-row>
        <table:table-row table:style-name="ro11">
          <table:table-cell table:number-columns-repeated="25"/>
        </table:table-row>
        <table:table-row table:style-name="ro11">
          <table:table-cell/>
          <table:table-cell office:value-type="string" calcext:value-type="string">
            <text:p>Online services for consumers and busine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erprise management</text:p>
          </table:table-cell>
          <table:table-cell table:number-columns-repeated="3"/>
          <table:table-cell office:value-type="string" calcext:value-type="string">
            <text:p>Telecommunications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 table:number-columns-repeated="10"/>
        </table:table-row>
        <table:table-row table:style-name="ro11">
          <table:table-cell/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Business process management</text:p>
          </table:table-cell>
          <table:table-cell table:number-columns-repeated="2"/>
          <table:table-cell office:value-type="string" calcext:value-type="string">
            <text:p>S0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Enterprise manag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Enterprise applications</text:p>
          </table:table-cell>
          <table:table-cell table:number-columns-repeated="2"/>
          <table:table-cell office:value-type="string" calcext:value-type="string">
            <text:p>S16 / E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6 / NSN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Bank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Enterprise project portfolio mgmt.</text:p>
          </table:table-cell>
          <table:table-cell table:number-columns-repeated="2"/>
          <table:table-cell office:value-type="string" calcext:value-type="string">
            <text:p>S17 / BT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9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Healthca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Facility mgmt.</text:p>
          </table:table-cell>
          <table:table-cell table:number-columns-repeated="2"/>
          <table:table-cell office:value-type="string" calcext:value-type="string">
            <text:p>S19 / NSN2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18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2">
          <table:table-cell/>
          <table:table-cell office:value-type="string" calcext:value-type="string">
            <text:p>IT servic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﻿IT- and management consulting</text:p>
          </table:table-cell>
          <table:table-cell table:number-columns-repeated="2"/>
          <table:table-cell office:value-type="string" calcext:value-type="string">
            <text:p>S39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13 / E2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4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Information 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ine services for consumers and business</text:p>
          </table:table-cell>
          <table:table-cell table:number-columns-repeated="3"/>
          <table:table-cell office:value-type="string" calcext:value-type="string">
            <text:p>S38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Online services</text:p>
          </table:table-cell>
          <table:table-cell table:number-columns-repeated="6"/>
          <table:table-cell office:value-type="string" calcext:value-type="string">
            <text:p>S3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 table:number-columns-repeated="6"/>
          <table:table-cell office:value-type="string" calcext:value-type="string">
            <text:p>S08 / Y2</text:p>
          </table:table-cell>
          <table:table-cell office:value-type="string" calcext:value-type="string">
            <text:p>Media player for consumer</text:p>
          </table:table-cell>
          <table:table-cell table:number-columns-repeated="6"/>
          <table:table-cell office:value-type="string" calcext:value-type="string">
            <text:p>S3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 table:number-columns-repeated="6"/>
          <table:table-cell office:value-type="string" calcext:value-type="string">
            <text:p>S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1">
          <table:table-cell table:number-columns-repeated="6"/>
          <table:table-cell office:value-type="string" calcext:value-type="string">
            <text:p>S11 / SF</text:p>
          </table:table-cell>
          <table:table-cell office:value-type="string" calcext:value-type="string">
            <text:p>Online services</text:p>
          </table:table-cell>
          <table:table-cell table:number-columns-repeated="2"/>
          <table:table-cell office:value-type="string" calcext:value-type="string">
            <text:p>S25</text:p>
          </table:table-cell>
          <table:table-cell office:value-type="string" calcext:value-type="string">
            <text:p>Health services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S12</text:p>
          </table:table-cell>
          <table:table-cell office:value-type="string" calcext:value-type="string">
            <text:p>Extranet website</text:p>
          </table:table-cell>
          <table:table-cell table:number-columns-repeated="2"/>
          <table:table-cell office:value-type="string" calcext:value-type="string">
            <text:p>S21</text:p>
          </table:table-cell>
          <table:table-cell office:value-type="string" calcext:value-type="string">
            <text:p>Healthcare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S14</text:p>
          </table:table-cell>
          <table:table-cell office:value-type="string" calcext:value-type="string">
            <text:p>Conferencing and screen sharing sw</text:p>
          </table:table-cell>
          <table:table-cell table:number-columns-repeated="2"/>
          <table:table-cell office:value-type="string" calcext:value-type="string">
            <text:p>S23</text:p>
          </table:table-cell>
          <table:table-cell office:value-type="string" calcext:value-type="string">
            <text:p>Healthcare, DSS system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S28 / G</text:p>
          </table:table-cell>
          <table:table-cell office:value-type="string" calcext:value-type="string">
            <text:p>Online services</text:p>
          </table:table-cell>
          <table:table-cell table:number-columns-repeated="17"/>
        </table:table-row>
        <table:table-row table:style-name="ro11">
          <table:table-cell table:number-columns-repeated="6"/>
          <table:table-cell office:value-type="string" calcext:value-type="string">
            <text:p>S29 (T1)</text:p>
          </table:table-cell>
          <table:table-cell office:value-type="string" calcext:value-type="string">
            <text:p>T1: Online services</text:p>
          </table:table-cell>
          <table:table-cell table:number-columns-repeated="17"/>
        </table:table-row>
        <table:table-row table:style-name="ro11">
          <table:table-cell table:number-columns-repeated="6"/>
          <table:table-cell office:value-type="string" calcext:value-type="string">
            <text:p>S41 (C1)</text:p>
          </table:table-cell>
          <table:table-cell office:value-type="string" calcext:value-type="string">
            <text:p>Messaging services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14"/>
        </table:table-row>
        <table:table-row table:style-name="ro11">
          <table:table-cell table:number-columns-repeated="10"/>
          <table:table-cell office:value-type="string" calcext:value-type="string">
            <text:p>S07</text:p>
          </table:table-cell>
          <table:table-cell office:value-type="string" calcext:value-type="string">
            <text:p>Banking</text:p>
          </table:table-cell>
          <table:table-cell table:number-columns-repeated="13"/>
        </table:table-row>
        <table:table-row table:style-name="ro11">
          <table:table-cell table:number-columns-repeated="10"/>
          <table:table-cell office:value-type="string" calcext:value-type="string">
            <text:p>S36</text:p>
          </table:table-cell>
          <table:table-cell office:value-type="string" calcext:value-type="string">
            <text:p>Financial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Government</text:p>
          </table:table-cell>
          <table:table-cell table:number-columns-repeated="3"/>
          <table:table-cell office:value-type="string" calcext:value-type="string">
            <text:p>S27</text:p>
          </table:table-cell>
          <table:table-cell office:value-type="string" calcext:value-type="string">
            <text:p>Financial services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S15 / UAE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string" calcext:value-type="string">
            <text:p>S30 (T2)</text:p>
          </table:table-cell>
          <table:table-cell office:value-type="string" calcext:value-type="string">
            <text:p>T2: Banking</text:p>
          </table:table-cell>
          <table:table-cell table:number-columns-repeated="13"/>
        </table:table-row>
        <table:table-row table:style-name="ro11" table:number-rows-repeated="2">
          <table:table-cell table:number-columns-repeated="25"/>
        </table:table-row>
        <table:table-row table:style-name="ro11">
          <table:table-cell table:number-columns-repeated="10"/>
          <table:table-cell office:value-type="string" calcext:value-type="string">
            <text:p>IT services</text:p>
          </table:table-cell>
          <table:table-cell table:number-columns-repeated="14"/>
        </table:table-row>
        <table:table-row table:style-name="ro11">
          <table:table-cell table:number-columns-repeated="6"/>
          <table:table-cell office:value-type="string" calcext:value-type="string">
            <text:p>Information security</text:p>
          </table:table-cell>
          <table:table-cell table:number-columns-repeated="3"/>
          <table:table-cell office:value-type="string" calcext:value-type="string">
            <text:p>S04 / BMC</text:p>
          </table:table-cell>
          <table:table-cell office:value-type="string" calcext:value-type="string">
            <text:p>IT infrastructure solutions</text:p>
          </table:table-cell>
          <table:table-cell table:number-columns-repeated="13"/>
        </table:table-row>
        <table:table-row table:style-name="ro11">
          <table:table-cell table:number-columns-repeated="6"/>
          <table:table-cell office:value-type="string" calcext:value-type="string">
            <text:p>S33</text:p>
          </table:table-cell>
          <table:table-cell office:value-type="string" calcext:value-type="string">
            <text:p>Information security</text:p>
          </table:table-cell>
          <table:table-cell table:number-columns-repeated="2"/>
          <table:table-cell office:value-type="string" calcext:value-type="string">
            <text:p>S22</text:p>
          </table:table-cell>
          <table:table-cell office:value-type="string" calcext:value-type="string">
            <text:p>IT services</text:p>
          </table:table-cell>
          <table:table-cell table:number-columns-repeated="13"/>
        </table:table-row>
        <table:table-row table:style-name="ro11" table:number-rows-repeated="2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Reasons to change</text:p>
          </table:table-cell>
          <table:table-cell table:number-columns-repeated="23"/>
        </table:table-row>
        <table:table-row table:style-name="ro11">
          <table:table-cell table:number-columns-repeated="25"/>
        </table:table-row>
        <table:table-row table:style-name="ro11">
          <table:table-cell/>
          <table:table-cell office:value-type="string" calcext:value-type="string">
            <text:p>S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2:22 Their recurrent element of int.. (8:1231-8:1515)</text:p>
          </table:table-cell>
          <table:table-cell table:number-columns-repeated="21"/>
        </table:table-row>
        <table:table-row table:style-name="ro12">
          <table:table-cell/>
          <table:table-cell office:value-type="string" calcext:value-type="string">
            <text:p>S0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﻿3:46 By late 2004, Scrum had been c.. (1:117-1:531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4:25 Changes: The environment chang.. (2:286-2:502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5:46 late cycle quality / integrati.. (2:1205-2:1245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9:11 The senior director saw soluti.. (2:3425-2:3657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6 / NSN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7:6 Focus and flexibility were the.. (2:330-2:591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7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8:42 Managing project risks through.. (4:2190-4:2288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10:44 While Agile and Scrum were inc.. (2:4668-3:347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~11:3 The consideration for adopting.. (1:2040-1:2329)</text:p>
          </table:table-cell>
          <table:table-cell table:number-columns-repeated="21"/>
        </table:table-row>
        <table:table-row table:style-name="ro11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20"/>
        </table:table-row>
        <table:table-row table:style-name="ro11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6:44 Gradual productivity decline a.. (1:2359-1:2404)</text:p>
          </table:table-cell>
          <table:table-cell table:number-columns-repeated="19"/>
          <table:table-cell table:style-name="ce45" office:value-type="string" calcext:value-type="string">
            <text:p>P01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1"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18"/>
          <table:table-cell table:style-name="ce45" office:value-type="string" calcext:value-type="string">
            <text:p>P02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1">
          <table:table-cell/>
          <table:table-cell office:value-type="string" calcext:value-type="string">
            <text:p>S13 / E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18:39 Ericsson has a footprint and h.. (1:3242-1:3567)</text:p>
          </table:table-cell>
          <table:table-cell table:number-columns-repeated="19"/>
          <table:table-cell table:style-name="ce45" office:value-type="string" calcext:value-type="string">
            <text:p>P03</text:p>
          </table:table-cell>
          <table:table-cell table:style-name="ce45" office:value-type="string" calcext:value-type="string">
            <text:p>S02</text:p>
          </table:table-cell>
        </table:table-row>
        <table:table-row table:style-name="ro11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19:5 Continued missed release targe.. (4:2478-4:2709)</text:p>
          </table:table-cell>
          <table:table-cell table:number-columns-repeated="19"/>
          <table:table-cell table:style-name="ce45" office:value-type="string" calcext:value-type="string">
            <text:p>P04</text:p>
          </table:table-cell>
          <table:table-cell table:style-name="ce45" office:value-type="string" calcext:value-type="string">
            <text:p>S03</text:p>
          </table:table-cell>
        </table:table-row>
        <table:table-row table:style-name="ro11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21:4 All the units under the System.. (1:3076-1:3436)</text:p>
          </table:table-cell>
          <table:table-cell table:number-columns-repeated="19"/>
          <table:table-cell table:style-name="ce45" office:value-type="string" calcext:value-type="string">
            <text:p>P05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1">
          <table:table-cell/>
          <table:table-cell office:value-type="string" calcext:value-type="string">
            <text:p>S16 / E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42:9 Unlike other organizations tra.. (3:2251-3:2985)</text:p>
          </table:table-cell>
          <table:table-cell table:number-columns-repeated="19"/>
          <table:table-cell table:style-name="ce45"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1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3:5 Its new systems must support t.. (1:2996-1:3316)</text:p>
          </table:table-cell>
          <table:table-cell table:number-columns-repeated="19"/>
          <table:table-cell table:style-name="ce45" office:value-type="string" calcext:value-type="string">
            <text:p>P07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1"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24:26 After discussions with some of.. (2:3282-2:3503)</text:p>
          </table:table-cell>
          <table:table-cell table:number-columns-repeated="19"/>
          <table:table-cell table:style-name="ce45" office:value-type="string" calcext:value-type="string">
            <text:p>P08</text:p>
          </table:table-cell>
          <table:table-cell table:style-name="ce45" office:value-type="string" calcext:value-type="string">
            <text:p>S07</text:p>
          </table:table-cell>
        </table:table-row>
        <table:table-row table:style-name="ro11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25:28 Improved quality: the quality .. (5:1673-5:1742)</text:p>
          </table:table-cell>
          <table:table-cell table:number-columns-repeated="19"/>
          <table:table-cell table:style-name="ce45"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1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26:2 Using scrum only on the team l.. (1:2978-1:3545)</text:p>
          </table:table-cell>
          <table:table-cell table:number-columns-repeated="19"/>
          <table:table-cell table:style-name="ce45" office:value-type="string" calcext:value-type="string">
            <text:p>P10</text:p>
          </table:table-cell>
          <table:table-cell table:style-name="ce45" office:value-type="string" calcext:value-type="string">
            <text:p>S08 / Y2</text:p>
          </table:table-cell>
        </table:table-row>
        <table:table-row table:style-name="ro11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P27</text:p>
          </table:table-cell>
          <table:table-cell/>
          <table:table-cell office:value-type="string" calcext:value-type="string">
            <text:p>Management just ”introduced agile to the group”</text:p>
          </table:table-cell>
          <table:table-cell table:number-columns-repeated="18"/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</table:table-row>
        <table:table-row table:style-name="ro11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P29</text:p>
          </table:table-cell>
          <table:table-cell/>
          <table:table-cell office:value-type="string" calcext:value-type="string">
            <text:p>The LPO team just decided to try scrum</text:p>
          </table:table-cell>
          <table:table-cell table:number-columns-repeated="18"/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S10</text:p>
          </table:table-cell>
        </table:table-row>
        <table:table-row table:style-name="ro11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30:5 The Agile rollout came in resp.. (1:1913-1:2181)</text:p>
          </table:table-cell>
          <table:table-cell table:number-columns-repeated="19"/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1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31:2 embarked on an Agile transform.. (1:827-1:989)</text:p>
          </table:table-cell>
          <table:table-cell table:number-columns-repeated="19"/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</table:table-row>
        <table:table-row table:style-name="ro11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P34</text:p>
          </table:table-cell>
          <table:table-cell/>
          <table:table-cell office:value-type="string" calcext:value-type="string">
            <text:p>Nothing is mentioned</text:p>
          </table:table-cell>
          <table:table-cell table:number-columns-repeated="18"/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2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﻿35:5 The agile initiative in the co.. (2:2398-2:2727)</text:p>
          </table:table-cell>
          <table:table-cell table:number-columns-repeated="19"/>
          <table:table-cell table:style-name="ce45"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1"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36:6 In the fourth quarter of 2001,.. (2:787-2:1154)</text:p>
          </table:table-cell>
          <table:table-cell table:number-columns-repeated="19"/>
          <table:table-cell table:style-name="ce45" office:value-type="string" calcext:value-type="string">
            <text:p>P17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1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38:33 Another piece of the equation .. (1:3833-1:4301)</text:p>
          </table:table-cell>
          <table:table-cell table:number-columns-repeated="19"/>
          <table:table-cell table:style-name="ce45"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</table:table-row>
        <table:table-row table:style-name="ro11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4 Our client had a track record .. (2:946-2:1277)</text:p>
          </table:table-cell>
          <table:table-cell table:number-columns-repeated="19"/>
          <table:table-cell table:style-name="ce45" office:value-type="string" calcext:value-type="string">
            <text:p>P19</text:p>
          </table:table-cell>
          <table:table-cell table:style-name="ce45" office:value-type="string" calcext:value-type="string">
            <text:p>S14</text:p>
          </table:table-cell>
        </table:table-row>
        <table:table-row table:style-name="ro11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35 Several explicit requests ..</text:p>
          </table:table-cell>
          <table:table-cell table:number-columns-repeated="19"/>
          <table:table-cell table:style-name="ce45" office:value-type="string" calcext:value-type="string">
            <text:p>P20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1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40:41 5. Schedule and cost variances.. (1:2899-1:3033)</text:p>
          </table:table-cell>
          <table:table-cell table:number-columns-repeated="19"/>
          <table:table-cell table:style-name="ce45" office:value-type="string" calcext:value-type="string">
            <text:p>P21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1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41:2 adopted Agile with the goal of.. (1:1348-1:1608)</text:p>
          </table:table-cell>
          <table:table-cell table:number-columns-repeated="19"/>
          <table:table-cell table:style-name="ce45"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1"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P43</text:p>
          </table:table-cell>
          <table:table-cell/>
          <table:table-cell office:value-type="string" calcext:value-type="string">
            <text:p>Management just wanted to change</text:p>
          </table:table-cell>
          <table:table-cell table:number-columns-repeated="18"/>
          <table:table-cell table:style-name="ce45"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1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~44:28 relationships between the deve.. (1:1717-1:1835)</text:p>
          </table:table-cell>
          <table:table-cell table:number-columns-repeated="19"/>
          <table:table-cell table:style-name="ce45"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</table:table-row>
        <table:table-row table:style-name="ro11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P45</text:p>
          </table:table-cell>
          <table:table-cell/>
          <table:table-cell office:value-type="string" calcext:value-type="string">
            <text:p>The organization just formed a coaching team</text:p>
          </table:table-cell>
          <table:table-cell table:number-columns-repeated="18"/>
          <table:table-cell table:style-name="ce45" office:value-type="string" calcext:value-type="string">
            <text:p>P25</text:p>
          </table:table-cell>
          <table:table-cell table:style-name="ce45" office:value-type="string" calcext:value-type="string">
            <text:p>S19 / NSN2</text:p>
          </table:table-cell>
        </table:table-row>
        <table:table-row table:style-name="ro11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6:48 Specialized skills caused a “b.. (1:3537-1:3596)</text:p>
          </table:table-cell>
          <table:table-cell table:number-columns-repeated="19"/>
          <table:table-cell table:style-name="ce45" office:value-type="string" calcext:value-type="string">
            <text:p>P26</text:p>
          </table:table-cell>
          <table:table-cell table:style-name="ce45" office:value-type="string" calcext:value-type="string">
            <text:p>S20</text:p>
          </table:table-cell>
        </table:table-row>
        <table:table-row table:style-name="ro11"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47:2 Agile adoption at Capital One .. (1:869-1:1005)</text:p>
          </table:table-cell>
          <table:table-cell table:number-columns-repeated="19"/>
          <table:table-cell table:style-name="ce45"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</table:table-row>
        <table:table-row table:style-name="ro11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48:35 We continue to believe that th.. (4:3909-4:4853)</text:p>
          </table:table-cell>
          <table:table-cell table:number-columns-repeated="19"/>
          <table:table-cell table:style-name="ce45" office:value-type="string" calcext:value-type="string">
            <text:p>P28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1"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49:51 The problem was people also kn.. (6:549-6:780)</text:p>
          </table:table-cell>
          <table:table-cell table:number-columns-repeated="19"/>
          <table:table-cell table:style-name="ce45"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</table:table-row>
        <table:table-row table:style-name="ro11"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50:24 In spring of 2009, with severa.. (2:2617-2:2744)</text:p>
          </table:table-cell>
          <table:table-cell table:number-columns-repeated="19"/>
          <table:table-cell table:style-name="ce45" office:value-type="string" calcext:value-type="string">
            <text:p>P30</text:p>
          </table:table-cell>
          <table:table-cell table:style-name="ce45" office:value-type="string" calcext:value-type="string">
            <text:p>S23</text:p>
          </table:table-cell>
        </table:table-row>
        <table:table-row table:style-name="ro11">
          <table:table-cell/>
          <table:table-cell office:value-type="string" calcext:value-type="string">
            <text:p>S41 (C1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6 The aim of introducing Scrum w.. (4:2012-4:2168)</text:p>
          </table:table-cell>
          <table:table-cell table:number-columns-repeated="19"/>
          <table:table-cell table:style-name="ce45" office:value-type="string" calcext:value-type="string">
            <text:p>P31</text:p>
          </table:table-cell>
          <table:table-cell table:style-name="ce45" office:value-type="string" calcext:value-type="string">
            <text:p>S24</text:p>
          </table:table-cell>
        </table:table-row>
        <table:table-row table:style-name="ro11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30 As the organization became lar.. (6:1226-6:1359)</text:p>
          </table:table-cell>
          <table:table-cell table:number-columns-repeated="19"/>
          <table:table-cell table:style-name="ce45" office:value-type="string" calcext:value-type="string">
            <text:p>P32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1">
          <table:table-cell table:number-columns-repeated="23"/>
          <table:table-cell table:style-name="ce45" office:value-type="string" calcext:value-type="string">
            <text:p>P3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1">
          <table:table-cell table:number-columns-repeated="23"/>
          <table:table-cell table:style-name="ce45" office:value-type="string" calcext:value-type="string">
            <text:p>P34</text:p>
          </table:table-cell>
          <table:table-cell table:style-name="ce45" office:value-type="string" calcext:value-type="string">
            <text:p>S25</text:p>
          </table:table-cell>
        </table:table-row>
        <table:table-row table:style-name="ro11">
          <table:table-cell table:number-columns-repeated="23"/>
          <table:table-cell table:style-name="ce45" office:value-type="string" calcext:value-type="string">
            <text:p>P35</text:p>
          </table:table-cell>
          <table:table-cell table:style-name="ce45" office:value-type="string" calcext:value-type="string">
            <text:p>S26</text:p>
          </table:table-cell>
        </table:table-row>
        <table:table-row table:style-name="ro11">
          <table:table-cell/>
          <table:table-cell table:style-name="ce44" office:value-type="string" calcext:value-type="string">
            <text:p>Piloting</text:p>
          </table:table-cell>
          <table:table-cell table:number-columns-repeated="21"/>
          <table:table-cell table:style-name="ce45"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</table:table-row>
        <table:table-row table:style-name="ro11">
          <table:table-cell/>
          <table:table-cell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7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1">
          <table:table-cell/>
          <table:table-cell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1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S06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29 (T1)</text:p>
          </table:table-cell>
        </table:table-row>
        <table:table-row table:style-name="ro11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S07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30 (T2)</text:p>
          </table:table-cell>
        </table:table-row>
        <table:table-row table:style-name="ro11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S08</text:p>
          </table:table-cell>
          <table:table-cell table:number-columns-repeated="20"/>
          <table:table-cell table:style-name="ce45"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</table:table-row>
        <table:table-row table:style-name="ro11">
          <table:table-cell/>
          <table:table-cell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</table:table-row>
        <table:table-row table:style-name="ro11">
          <table:table-cell/>
          <table:table-cell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1">
          <table:table-cell/>
          <table:table-cell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</table:table-row>
        <table:table-row table:style-name="ro11">
          <table:table-cell/>
          <table:table-cell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4</text:p>
          </table:table-cell>
          <table:table-cell table:style-name="ce45" office:value-type="string" calcext:value-type="string">
            <text:p>S34</text:p>
          </table:table-cell>
        </table:table-row>
        <table:table-row table:style-name="ro11">
          <table:table-cell/>
          <table:table-cell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</table:table-row>
        <table:table-row table:style-name="ro11">
          <table:table-cell/>
          <table:table-cell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</table:table-row>
        <table:table-row table:style-name="ro11">
          <table:table-cell/>
          <table:table-cell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</table:table-row>
        <table:table-row table:style-name="ro11">
          <table:table-cell/>
          <table:table-cell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8</text:p>
          </table:table-cell>
          <table:table-cell table:style-name="ce45" office:value-type="string" calcext:value-type="string">
            <text:p>S38</text:p>
          </table:table-cell>
        </table:table-row>
        <table:table-row table:style-name="ro11">
          <table:table-cell/>
          <table:table-cell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9</text:p>
          </table:table-cell>
          <table:table-cell table:style-name="ce45" office:value-type="string" calcext:value-type="string">
            <text:p>S39</text:p>
          </table:table-cell>
        </table:table-row>
        <table:table-row table:style-name="ro11">
          <table:table-cell/>
          <table:table-cell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0</text:p>
          </table:table-cell>
          <table:table-cell table:style-name="ce45" office:value-type="string" calcext:value-type="string">
            <text:p>S40</text:p>
          </table:table-cell>
        </table:table-row>
        <table:table-row table:style-name="ro11">
          <table:table-cell/>
          <table:table-cell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1 (C1)</text:p>
          </table:table-cell>
        </table:table-row>
        <table:table-row table:style-name="ro11">
          <table:table-cell/>
          <table:table-cell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2 (C2)</text:p>
          </table:table-cell>
        </table:table-row>
        <table:table-row table:style-name="ro11">
          <table:table-cell/>
          <table:table-cell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2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1">
          <table:table-cell/>
          <table:table-cell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  <table:table-cell/>
          <table:table-cell table:style-name="ce45"/>
          <table:table-cell table:number-columns-repeated="20"/>
        </table:table-row>
        <table:table-row table:style-name="ro11">
          <table:table-cell/>
          <table:table-cell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  <table:table-cell/>
          <table:table-cell table:style-name="ce45"/>
          <table:table-cell table:number-columns-repeated="20"/>
        </table:table-row>
        <table:table-row table:style-name="ro11">
          <table:table-cell/>
          <table:table-cell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  <table:table-cell/>
          <table:table-cell table:style-name="ce45"/>
          <table:table-cell table:number-columns-repeated="20"/>
        </table:table-row>
        <table:table-row table:style-name="ro11">
          <table:table-cell/>
          <table:table-cell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  <table:table-cell/>
          <table:table-cell table:style-name="ce45"/>
          <table:table-cell table:number-columns-repeated="20"/>
        </table:table-row>
        <table:table-row table:style-name="ro11" table:number-rows-repeated="5">
          <table:table-cell table:number-columns-repeated="25"/>
        </table:table-row>
        <table:table-row table:style-name="ro11">
          <table:table-cell/>
          <table:table-cell table:style-name="ce44" office:value-type="string" calcext:value-type="string">
            <text:p>Transformation type</text:p>
          </table:table-cell>
          <table:table-cell table:number-columns-repeated="23"/>
        </table:table-row>
        <table:table-row table:style-name="ro11" table:number-rows-repeated="2">
          <table:table-cell table:number-columns-repeated="25"/>
        </table:table-row>
        <table:table-row table:style-name="ro11">
          <table:table-cell/>
          <table:table-cell office:value-type="string" calcext:value-type="string">
            <text:p>Narrative</text:p>
          </table:table-cell>
          <table:table-cell table:number-columns-repeated="6"/>
          <table:table-cell office:value-type="string" calcext:value-type="string">
            <text:p>Other topics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0</text:p>
          </table:table-cell>
          <table:table-cell office:value-type="string" calcext:value-type="string">
            <text:p>A little narrative. Talk on particular topics such as tools, long term planning, etc. Advice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3</text:p>
          </table:table-cell>
          <table:table-cell office:value-type="string" calcext:value-type="string">
            <text:p>Very little discussion. Main focus on release planning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Quite narrative description. A lot of examples and advice.</text:p>
          </table:table-cell>
          <table:table-cell table:number-columns-repeated="5"/>
          <table:table-cell office:value-type="string" calcext:value-type="string">
            <text:p>P15</text:p>
          </table:table-cell>
          <table:table-cell office:value-type="string" calcext:value-type="string">
            <text:p>Almost no description. Good insights on coordinating UX and R&amp;D in agile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9</text:p>
          </table:table-cell>
          <table:table-cell office:value-type="string" calcext:value-type="string">
            <text:p>Very little discussion. Main focus on release duration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Narrative half of article, the rest lists advice</text:p>
          </table:table-cell>
          <table:table-cell table:number-columns-repeated="5"/>
          <table:table-cell office:value-type="string" calcext:value-type="string">
            <text:p>P23</text:p>
          </table:table-cell>
          <table:table-cell office:value-type="string" calcext:value-type="string">
            <text:p>Little narrative, focus on the developments of the coaching team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ome narrative. A bit incomplete description.</text:p>
          </table:table-cell>
          <table:table-cell table:number-columns-repeated="5"/>
          <table:table-cell office:value-type="string" calcext:value-type="string">
            <text:p>P32</text:p>
          </table:table-cell>
          <table:table-cell office:value-type="string" calcext:value-type="string">
            <text:p>Very brief mentioning. Focus on training event for rooting agile in the organization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Some narrative. Plenty of success and challenge advice</text:p>
          </table:table-cell>
          <table:table-cell table:number-columns-repeated="5"/>
          <table:table-cell office:value-type="string" calcext:value-type="string">
            <text:p>P34</text:p>
          </table:table-cell>
          <table:table-cell office:value-type="string" calcext:value-type="string">
            <text:p>No description. Focus on CI and coordinating many teams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Some narrative. Discussion on selected viewpoints</text:p>
          </table:table-cell>
          <table:table-cell table:number-columns-repeated="5"/>
          <table:table-cell office:value-type="string" calcext:value-type="string">
            <text:p>P39</text:p>
          </table:table-cell>
          <table:table-cell office:value-type="string" calcext:value-type="string">
            <text:p>Very brief description. Mostly coaching and PO viewpoints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ery narrative. Problems in transformation are brought up.</text:p>
          </table:table-cell>
          <table:table-cell table:number-columns-repeated="5"/>
          <table:table-cell office:value-type="string" calcext:value-type="string">
            <text:p>P47</text:p>
          </table:table-cell>
          <table:table-cell office:value-type="string" calcext:value-type="string">
            <text:p>Short summary. Focus on coaching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ery narrative, seems to be one team</text:p>
          </table:table-cell>
          <table:table-cell table:number-columns-repeated="5"/>
          <table:table-cell office:value-type="string" calcext:value-type="string">
            <text:p>P48</text:p>
          </table:table-cell>
          <table:table-cell office:value-type="string" calcext:value-type="string">
            <text:p>Describing planning, and three iterations of transformation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Narrative, seemingly most talk from pilot team's perspective.</text:p>
          </table:table-cell>
          <table:table-cell table:number-columns-repeated="5"/>
          <table:table-cell office:value-type="string" calcext:value-type="string">
            <text:p>P50</text:p>
          </table:table-cell>
          <table:table-cell office:value-type="string" calcext:value-type="string">
            <text:p>Transformation as seen by Operations and Infrastructure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36</text:p>
          </table:table-cell>
          <table:table-cell office:value-type="string" calcext:value-type="string">
            <text:p>Very narrative, seems to be only 3 teams in 3 projects</text:p>
          </table:table-cell>
          <table:table-cell table:number-columns-repeated="5"/>
          <table:table-cell office:value-type="string" calcext:value-type="string">
            <text:p>P52</text:p>
          </table:table-cell>
          <table:table-cell office:value-type="string" calcext:value-type="string">
            <text:p>As seen from the dual scrum master / line manager perspective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40</text:p>
          </table:table-cell>
          <table:table-cell office:value-type="string" calcext:value-type="string">
            <text:p>Narrative description, somewhat much non-evidence talk 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P41</text:p>
          </table:table-cell>
          <table:table-cell office:value-type="string" calcext:value-type="string">
            <text:p>Narrative description, focus on team competition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P46</text:p>
          </table:table-cell>
          <table:table-cell office:value-type="string" calcext:value-type="string">
            <text:p>Narrative description</text:p>
          </table:table-cell>
          <table:table-cell table:number-columns-repeated="22"/>
        </table:table-row>
        <table:table-row table:style-name="ro11" table:number-rows-repeated="2">
          <table:table-cell table:number-columns-repeated="25"/>
        </table:table-row>
        <table:table-row table:style-name="ro11">
          <table:table-cell/>
          <table:table-cell office:value-type="string" calcext:value-type="string">
            <text:p>Too brief</text:p>
          </table:table-cell>
          <table:table-cell table:number-columns-repeated="6"/>
          <table:table-cell office:value-type="string" calcext:value-type="string">
            <text:p>Viewpoints in challenges and successes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No transformation description</text:p>
          </table:table-cell>
          <table:table-cell table:number-columns-repeated="5"/>
          <table:table-cell office:value-type="string" calcext:value-type="string">
            <text:p>P17</text:p>
          </table:table-cell>
          <table:table-cell office:value-type="string" calcext:value-type="string">
            <text:p>A bit jumpy. Highlights some specific problem and success areas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Effect of transformation discussed, not process</text:p>
          </table:table-cell>
          <table:table-cell table:number-columns-repeated="5"/>
          <table:table-cell office:value-type="string" calcext:value-type="string">
            <text:p>P20</text:p>
          </table:table-cell>
          <table:table-cell office:value-type="string" calcext:value-type="string">
            <text:p>Viewpoints on challenges in adopting agile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Very concise, mostly lessons learned</text:p>
          </table:table-cell>
          <table:table-cell table:number-columns-repeated="5"/>
          <table:table-cell office:value-type="string" calcext:value-type="string">
            <text:p>P21</text:p>
          </table:table-cell>
          <table:table-cell office:value-type="string" calcext:value-type="string">
            <text:p>Very little description in introduction. Viewpoints on adoption challenges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One person's viewpoint. Quite little transformation.</text:p>
          </table:table-cell>
          <table:table-cell table:number-columns-repeated="5"/>
          <table:table-cell office:value-type="string" calcext:value-type="string">
            <text:p>P29</text:p>
          </table:table-cell>
          <table:table-cell office:value-type="string" calcext:value-type="string">
            <text:p>Some narrative, advice and challenges of pilot team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Transformation is hardly described</text:p>
          </table:table-cell>
          <table:table-cell table:number-columns-repeated="5"/>
          <table:table-cell office:value-type="string" calcext:value-type="string">
            <text:p>P37</text:p>
          </table:table-cell>
          <table:table-cell office:value-type="string" calcext:value-type="string">
            <text:p>A bit jumpy. Focusing on the same problems all the time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Quite short and shallow description. Little transformation insights.</text:p>
          </table:table-cell>
          <table:table-cell table:number-columns-repeated="5"/>
          <table:table-cell office:value-type="string" calcext:value-type="string">
            <text:p>P38</text:p>
          </table:table-cell>
          <table:table-cell office:value-type="string" calcext:value-type="string">
            <text:p>Somewhat narrative. Challenges presented along description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6</text:p>
          </table:table-cell>
          <table:table-cell office:value-type="string" calcext:value-type="string">
            <text:p>Minimal transformation description.</text:p>
          </table:table-cell>
          <table:table-cell table:number-columns-repeated="5"/>
          <table:table-cell office:value-type="string" calcext:value-type="string">
            <text:p>P49</text:p>
          </table:table-cell>
          <table:table-cell office:value-type="string" calcext:value-type="string">
            <text:p>Not too much narrative. Focus on a few broad challenges.</text:p>
          </table:table-cell>
          <table:table-cell table:number-columns-repeated="15"/>
        </table:table-row>
        <table:table-row table:style-name="ro11"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Almost no description. Much duplication from Federoff 2009.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Just mentioning that it was a big bang adoption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Very brief description.</text:p>
          </table:table-cell>
          <table:table-cell table:number-columns-repeated="22"/>
        </table:table-row>
        <table:table-row table:style-name="ro11">
          <table:table-cell/>
          <table:table-cell office:value-type="string" calcext:value-type="string">
            <text:p>P51</text:p>
          </table:table-cell>
          <table:table-cell office:value-type="string" calcext:value-type="string">
            <text:p>Quite short and shallow description.</text:p>
          </table:table-cell>
          <table:table-cell table:number-columns-repeated="22"/>
        </table:table-row>
        <table:table-row table:style-name="ro11">
          <table:table-cell table:number-columns-repeated="8"/>
          <table:table-cell office:value-type="string" calcext:value-type="string">
            <text:p>Setting large scale practices</text:p>
          </table:table-cell>
          <table:table-cell table:number-columns-repeated="16"/>
        </table:table-row>
        <table:table-row table:style-name="ro11">
          <table:table-cell table:number-columns-repeated="8"/>
          <table:table-cell office:value-type="string" calcext:value-type="string">
            <text:p>P07</text:p>
          </table:table-cell>
          <table:table-cell office:value-type="string" calcext:value-type="string">
            <text:p>Discussing different viewpoints of transformation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08</text:p>
          </table:table-cell>
          <table:table-cell office:value-type="string" calcext:value-type="string">
            <text:p>Discussing creating of a agile delivery model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31</text:p>
          </table:table-cell>
          <table:table-cell office:value-type="string" calcext:value-type="string">
            <text:p>Agile already adopted, problems in scaling up.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42</text:p>
          </table:table-cell>
          <table:table-cell office:value-type="string" calcext:value-type="string">
            <text:p>Description of current practice, little hints on transformation process.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43</text:p>
          </table:table-cell>
          <table:table-cell office:value-type="string" calcext:value-type="string">
            <text:p>A bit narrative. Description starts after pilots and discusses scaling transformation up.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44</text:p>
          </table:table-cell>
          <table:table-cell office:value-type="string" calcext:value-type="string">
            <text:p>Quite short description, more focus on advice and practices.</text:p>
          </table:table-cell>
          <table:table-cell table:number-columns-repeated="15"/>
        </table:table-row>
        <table:table-row table:style-name="ro11">
          <table:table-cell table:number-columns-repeated="8"/>
          <table:table-cell office:value-type="string" calcext:value-type="string">
            <text:p>P45</text:p>
          </table:table-cell>
          <table:table-cell office:value-type="string" calcext:value-type="string">
            <text:p>Some narrative, mostly lessons learned and isolated observations.</text:p>
          </table:table-cell>
          <table:table-cell table:number-columns-repeated="15"/>
        </table:table-row>
        <table:table-row table:style-name="ro11" table:number-rows-repeated="1048236">
          <table:table-cell table:number-columns-repeated="25"/>
        </table:table-row>
        <table:table-row table:style-name="ro11">
          <table:table-cell table:number-columns-repeated="25"/>
        </table:table-row>
      </table:table>
      <table:table table:name="Stydy papers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number-columns-repeated="987" table:default-cell-style-name="Default"/>
        <table:table-row table:style-name="ro10">
          <table:table-cell table:number-columns-repeated="1010"/>
        </table:table-row>
        <table:table-row table:style-name="ro13">
          <table:table-cell table:style-name="ce1" office:value-type="string" calcext:value-type="string">
            <text:p>PD reference</text:p>
          </table:table-cell>
          <table:table-cell table:style-name="ce1" office:value-type="string" calcext:value-type="string">
            <text:p>Case reference</text:p>
          </table:table-cell>
          <table:table-cell table:style-name="ce5" office:value-type="string" calcext:value-type="string">
            <text:p>Author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Pub. type</text:p>
          </table:table-cell>
          <table:table-cell table:style-name="ce5" office:value-type="string" calcext:value-type="string">
            <text:p>Reason</text:p>
          </table:table-cell>
          <table:table-cell table:style-name="ce5" office:value-type="string" calcext:value-type="string">
            <text:p>Agile sw dev</text:p>
          </table:table-cell>
          <table:table-cell table:style-name="ce5" office:value-type="string" calcext:value-type="string">
            <text:p>Study type</text:p>
          </table:table-cell>
          <table:table-cell table:style-name="ce5" office:value-type="string" calcext:value-type="string">
            <text:p>Has method</text:p>
          </table:table-cell>
          <table:table-cell table:style-name="ce5" office:value-type="string" calcext:value-type="string">
            <text:p>Transformation</text:p>
          </table:table-cell>
          <table:table-cell table:style-name="ce5" office:value-type="string" calcext:value-type="string">
            <text:p>Large scale</text:p>
          </table:table-cell>
          <table:table-cell table:style-name="ce5" office:value-type="string" calcext:value-type="string">
            <text:p>Time of transformation</text:p>
          </table:table-cell>
          <table:table-cell table:style-name="ce42" office:value-type="string" calcext:value-type="string">
            <text:p>Transformation started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Business area</text:p>
          </table:table-cell>
          <table:table-cell table:style-name="ce5" office:value-type="string" calcext:value-type="string">
            <text:p>Initial state</text:p>
          </table:table-cell>
          <table:table-cell table:style-name="ce5" office:value-type="string" calcext:value-type="string">
            <text:p>Agile methods</text:p>
          </table:table-cell>
          <table:table-cell table:style-name="ce14" office:value-type="string" calcext:value-type="string">
            <text:p>Informativeness 1-5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Transformation description type</text:p>
          </table:table-cell>
          <table:table-cell table:style-name="ce5" office:value-type="string" calcext:value-type="string">
            <text:p>Transformation mode</text:p>
          </table:table-cell>
          <table:table-cell table:style-name="ce5" office:value-type="string" calcext:value-type="string">
            <text:p>Software organization size</text:p>
          </table:table-cell>
          <table:table-cell table:style-name="ce5" table:number-columns-repeated="986"/>
        </table:table-row>
        <table:table-row table:style-name="ro10" table:number-rows-repeated="9">
          <table:table-cell table:number-columns-repeated="1010"/>
        </table:table-row>
        <table:table-row table:style-name="ro10">
          <table:table-cell table:style-name="ce44" office:value-type="string" calcext:value-type="string">
            <text:p>Overlapping experience reports</text:p>
          </table:table-cell>
          <table:table-cell table:number-columns-repeated="1009"/>
        </table:table-row>
        <table:table-row table:style-name="ro10" table:number-rows-repeated="1048563">
          <table:table-cell table:number-columns-repeated="1010"/>
        </table:table-row>
        <table:table-row table:style-name="ro10">
          <table:table-cell table:number-columns-repeated="1010"/>
        </table:table-row>
      </table:table>
      <table:table table:name="Case mapping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0" table:number-rows-repeated="1048575">
          <table:table-cell table:number-columns-repeated="10"/>
        </table:table-row>
        <table:table-row table:style-name="ro10">
          <table:table-cell table:number-columns-repeated="10"/>
        </table:table-row>
      </table:table>
      <table:named-expressions/>
      <table:database-ranges>
        <table:database-range table:name="__Anonymous_Sheet_DB__1" table:target-range-address="Analysis.I333:Analysis.J3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fraction number:min-integer-digits="0" number:min-numerator-digits="3" loext:max-numerator-digits="3" number:min-denominator-digits="3" loext:max-denominator-value="999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number:text> </number:text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number:text>-</number:text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number:text> 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number:text> </number:text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number:text>-</number:text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number:text> 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number:text> </number:text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number:text>-</number:text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number:text> </number:text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number:text>-</number:text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time-style style:name="N20143" number:language="fi" number:country="FI">
      <number:minutes number:style="long"/>
      <number:text>:</number:text>
      <number:seconds number:style="long"/>
    </number:time-style>
    <number:time-style style:name="N2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5" number:language="fi" number:country="FI">
      <number:minutes number:style="long"/>
      <number:text>:</number:text>
      <number:seconds number:style="long" number:decimal-places="1"/>
    </number:time-style>
    <number:number-style style:name="N20146" number:language="fi" number:country="F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Arial1" fo:font-family="Arial" style:font-family-generic="swiss" fo:font-size="11pt" style:font-name-asian="Droid Sans" style:font-family-asian="'Droid Sans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 style:writing-mode="lr-tb"/>
      <style:header-style>
        <style:header-footer-properties fo:min-height="21.29pt" fo:margin-left="53.86pt" fo:margin-right="53.86pt" fo:margin-bottom="17.35pt"/>
      </style:header-style>
      <style:footer-style>
        <style:header-footer-properties fo:min-height="21.29pt" fo:margin-left="53.86pt" fo:margin-right="53.86pt" fo:margin-top="17.35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1">00/00/0000</text:date>, <text:time style:data-style-name="N2" text:time-value="11:21:08.789879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5.4.0.3$Linux_X86_64 LibreOffice_project/40m0$Build-3</meta:generator>
    <dc:date>2017-08-21T20:33:28.752409973</dc:date>
    <meta:editing-duration>P19DT6H47M49S</meta:editing-duration>
    <meta:editing-cycles>1295</meta:editing-cycles>
    <meta:printed-by>Kim Dikert</meta:printed-by>
    <meta:print-date>2013-05-15T00:23:21</meta:print-date>
    <meta:document-statistic meta:table-count="4" meta:cell-count="14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" chart:maximum="20000" chart:origin="0" chart:gap-width="50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5.436cm" xlink:href=".." xlink:type="simple" chart:class="chart:bar" chart:style-name="ch1">
        <chart:title svg:x="3.776cm" svg:y="0.243cm" chart:style-name="ch2">
          <text:p>Organization size in persons</text:p>
        </chart:title>
        <chart:plot-area chart:style-name="ch3" table:cell-range-address="Analysis.B13:Analysis.B40" svg:x="0.244cm" svg:y="0.946cm" svg:width="11.723cm" svg:height="4.382cm">
          <chartooo:coordinate-region svg:x="1.448cm" svg:y="0.946cm" svg:width="10.519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B13:Analysis.B4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is.B13:Analysi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80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42cm" svg:height="5.436cm" xlink:href=".." xlink:type="simple" chart:class="chart:bar" chart:style-name="ch1">
        <chart:title svg:x="0.49cm" svg:y="0.243cm" chart:style-name="ch2">
          <text:p>Organization size in teams</text:p>
        </chart:title>
        <chart:plot-area chart:style-name="ch3" table:cell-range-address="Analysis.C13:Analysis.C19" svg:x="0.106cm" svg:y="0.946cm" svg:width="5.13cm" svg:height="4.382cm">
          <chartooo:coordinate-region svg:x="0.929cm" svg:y="0.946cm" svg:width="4.307cm" svg:height="4.191cm"/>
          <chart:axis chart:dimension="x" chart:name="primary-x" chart:style-name="ch4"/>
          <chart:axis chart:dimension="y" chart:name="primary-y" chart:style-name="ch5"/>
          <chart:series chart:style-name="ch6" chart:values-cell-range-address="Analysis.C13:Analysis.C1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nalysis.C13:Analysi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01cm" svg:height="5.887cm" xlink:href=".." xlink:type="simple" chart:class="chart:bar" chart:style-name="ch1">
        <chart:legend chart:legend-position="end" svg:x="13.857cm" svg:y="2.41cm" style:legend-expansion="high" chart:style-name="ch2"/>
        <chart:plot-area chart:style-name="ch3" table:cell-range-address="Analysis.J46:Analysis.L59" chart:data-source-has-labels="both" svg:x="0.368cm" svg:y="0.117cm" svg:width="13.121cm" svg:height="5.653cm">
          <chartooo:coordinate-region svg:x="1cm" svg:y="0.309cm" svg:width="12.489cm" svg:height="4.829cm"/>
          <chart:axis chart:dimension="x" chart:name="primary-x" chart:style-name="ch4" chartooo:axis-type="auto">
            <chartooo:date-scale/>
            <chart:categories table:cell-range-address="Analysis.J47:Analysis.J59"/>
          </chart:axis>
          <chart:axis chart:dimension="y" chart:name="primary-y" chart:style-name="ch5"/>
          <chart:series chart:style-name="ch6" chart:values-cell-range-address="Analysis.K47:Analysis.K59" chart:label-cell-address="Analysis.K46:Analysis.K46" chart:class="chart:bar">
            <chart:data-point chart:repeated="13"/>
          </chart:series>
          <chart:series chart:style-name="ch7" chart:values-cell-range-address="Analysis.L47:Analysis.L59" chart:label-cell-address="Analysis.L46:Analysis.L4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tions</text:p>
                <draw:g>
                  <svg:desc>Analysis.K46:Analysis.K46</svg:desc>
                </draw:g>
              </table:table-cell>
              <table:table-cell office:value-type="string">
                <text:p>Transformations started</text:p>
                <draw:g>
                  <svg:desc>Analysis.L46:Analysis.L4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Analysis.J47:Analysis.J59</svg:desc>
                </draw:g>
              </table:table-cell>
              <table:table-cell office:value-type="float" office:value="0">
                <text:p>0</text:p>
                <draw:g>
                  <svg:desc>Analysis.K47:Analysis.K59</svg:desc>
                </draw:g>
              </table:table-cell>
              <table:table-cell office:value-type="float" office:value="1">
                <text:p>1</text:p>
                <draw:g>
                  <svg:desc>Analysis.L47:Analysis.L59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7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93cm" svg:height="5.436cm" xlink:href=".." xlink:type="simple" chart:class="chart:bar" chart:style-name="ch1">
        <chart:plot-area chart:style-name="ch2" table:cell-range-address="Analysis.H104:Analysis.H109" svg:x="0.081cm" svg:y="0.108cm" svg:width="3.931cm" svg:height="5.22cm">
          <chartooo:coordinate-region svg:x="0.713cm" svg:y="0.108cm" svg:width="3.299cm" svg:height="4.588cm"/>
          <chart:axis chart:dimension="x" chart:name="primary-x" chart:style-name="ch3"/>
          <chart:axis chart:dimension="y" chart:name="primary-y" chart:style-name="ch4"/>
          <chart:series chart:style-name="ch5" chart:values-cell-range-address="Analysis.H104:Analysis.H109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nalysis.H104:Analysis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